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alibri Light" fo:font-size="11pt" officeooo:paragraph-rsid="000d6d69" style:font-size-asian="11pt" style:font-size-complex="11pt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Calibri Light" fo:font-size="11pt" officeooo:paragraph-rsid="000d6d69" style:font-size-asian="11pt" style:font-size-complex="11pt"/>
    </style:style>
    <style:style style:name="P3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alibri Light" fo:font-size="11pt" officeooo:paragraph-rsid="000da4d9" style:font-size-asian="11pt" style:font-size-complex="11pt"/>
    </style:style>
    <style:style style:name="P4" style:family="paragraph" style:parent-style-name="Standard">
      <style:paragraph-properties fo:margin-left="1.251cm" fo:margin-right="0cm" fo:margin-top="0.101cm" fo:margin-bottom="0.101cm" style:contextual-spacing="false" fo:text-indent="0cm" style:auto-text-indent="false"/>
      <style:text-properties style:font-name="Calibri Light" fo:font-size="11pt" officeooo:paragraph-rsid="00115f44" style:font-size-asian="11pt" style:font-size-complex="11pt"/>
    </style:style>
    <style:style style:name="P5" style:family="paragraph" style:parent-style-name="Standard">
      <style:text-properties style:font-name="Calibri Light" fo:font-size="11pt" officeooo:paragraph-rsid="0008ce61" style:font-size-asian="11pt" style:font-size-complex="11pt"/>
    </style:style>
    <style:style style:name="P6" style:family="paragraph" style:parent-style-name="Standard">
      <style:text-properties style:font-name="Calibri Light" fo:font-size="11pt" officeooo:rsid="000d6d69" officeooo:paragraph-rsid="000d6d69" style:font-size-asian="11pt" style:font-size-complex="11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Calibri Light" fo:font-size="11pt" fo:font-style="italic" officeooo:paragraph-rsid="000d6d69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Calibri Light" fo:font-size="12pt" fo:font-weight="bold" officeooo:rsid="0008ce61" officeooo:paragraph-rsid="0008ce61" style:font-size-asian="12pt" style:font-weight-asian="bold" style:font-size-complex="12pt" style:font-weight-complex="bold"/>
    </style:style>
    <style:style style:name="T1" style:family="text">
      <style:text-properties officeooo:rsid="000b7ea6"/>
    </style:style>
    <style:style style:name="T2" style:family="text">
      <style:text-properties officeooo:rsid="000da4d9"/>
    </style:style>
    <style:style style:name="T3" style:family="text">
      <style:text-properties officeooo:rsid="000f653f"/>
    </style:style>
    <style:style style:name="T4" style:family="text">
      <style:text-properties officeooo:rsid="0010da9c"/>
    </style:style>
    <style:style style:name="T5" style:family="text">
      <style:text-properties officeooo:rsid="00115f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jercicios <text:span text:style-name="T1">Mostrar archivos</text:span> LINUX</text:p>
      <text:p text:style-name="P5"/>
      <text:p text:style-name="P6">Muestra los archivos que cumplan las condiciones expuestas a continuación. <text:span text:style-name="T4">Si lo crees necesario, crea archivos que cumplan dichas condiciones para comprobar que se muestran correctamente.</text:span></text:p>
      <text:p text:style-name="P5"/>
      <text:p text:style-name="P1">- Muestra los archivos que comiencen por la letra “p”</text:p>
      <text:p text:style-name="P1">- Muestra los archivos que terminen por la letra “a”</text:p>
      <text:p text:style-name="P1">- Muestra los archivos que contengan la letra “t”</text:p>
      <text:p text:style-name="P3">- Muestra los archivos que contengan <text:span text:style-name="T2">más de una</text:span> letra “<text:span text:style-name="T2">s</text:span>”</text:p>
      <text:p text:style-name="P3">- Muestra los archivos que contengan <text:span text:style-name="T2">menos de 3</text:span> letra<text:span text:style-name="T2">s</text:span> “<text:span text:style-name="T2">a</text:span>”</text:p>
      <text:p text:style-name="P3">- <text:span text:style-name="T2">Muestra los archivos con 5 letras en total, y cualquier extensión</text:span></text:p>
      <text:p text:style-name="P3">- <text:span text:style-name="T2">Muestra los archivos que comiencen por la letra “e” y tengan 4 letras en total</text:span></text:p>
      <text:p text:style-name="P3">- <text:span text:style-name="T2">Muestra los archivos que contengan una letra “z” y una letra “t”</text:span></text:p>
      <text:p text:style-name="P1">- Muestra los archivos que comiencen por la letra “r”, terminen por la letra “s” </text:p>
      <text:p text:style-name="P1">- Muestra los archivos <text:span text:style-name="T2">que contengan un número y </text:span>extensión .txt</text:p>
      <text:p text:style-name="P1">- Muestra los archivos que terminen por 1, 2, 3, 4 o 5 <text:span text:style-name="T3">y tengan cualquier extensión</text:span></text:p>
      <text:p text:style-name="P4">- Muestra los archivos <text:span text:style-name="T5">con extensión </text:span>.zip que comiencen por 5, 6 o 7, <text:span text:style-name="T2">contengan </text:span><text:span text:style-name="T4">dos</text:span><text:span text:style-name="T2"> letra</text:span><text:span text:style-name="T4">s</text:span><text:span text:style-name="T2"> “q” </text:span></text:p>
      <text:p text:style-name="P1">- Muestra los archivos con extensión .bat, que contentan un numero del <text:span text:style-name="T5">2</text:span> al <text:span text:style-name="T5">6</text:span> y <text:span text:style-name="T2">una letra entre la “a” y la “g”</text:span></text:p>
      <text:p text:style-name="P2"/>
      <text:p text:style-name="P7"/>
      <text:p text:style-name="P7">*<text:span text:style-name="T3">Si no se menciona nada acerca de la extensión, no habrá que incluir dicha condición en las funciones a implementar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3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6T08:09:12.184000000</meta:creation-date>
    <dc:date>2023-03-16T10:15:49.426000000</dc:date>
    <meta:editing-duration>PT43M40S</meta:editing-duration>
    <meta:editing-cycles>7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16" meta:word-count="227" meta:character-count="1251" meta:non-whitespace-character-count="1038"/>
  </office:meta>
</office:document-meta>
</file>